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146in" style:rel-column-width="1173*"/>
    </style:style>
    <style:style style:name="Table1.B" style:family="table-column">
      <style:table-column-properties style:column-width="1.3069in" style:rel-column-width="1882*"/>
    </style:style>
    <style:style style:name="Table1.C" style:family="table-column">
      <style:table-column-properties style:column-width="0.7007in" style:rel-column-width="1009*"/>
    </style:style>
    <style:style style:name="Table1.D" style:family="table-column">
      <style:table-column-properties style:column-width="4.1028in" style:rel-column-width="5908*"/>
    </style:style>
    <style:style style:name="Table1.A1" style:family="table-cell" style:data-style-name="N37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Heading">
      <style:text-properties fo:font-weight="normal" style:font-weight-asian="normal" style:font-weight-complex="norma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inson Gao</text:p>
      <text:p text:style-name="P1">Work Hours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date" office:date-value="2014-02-14">
              <text:p text:style-name="Standard">02/14/14</text:p>
            </table:table-cell>
            <table:table-cell table:style-name="Table1.B1" office:value-type="string">
              <text:p text:style-name="Standard">1:30PM-2:00PM </text:p>
            </table:table-cell>
            <table:table-cell table:style-name="Table1.B1" office:value-type="string">
              <text:p text:style-name="Standard"><text:s/>30 mins </text:p>
            </table:table-cell>
            <table:table-cell table:style-name="Table1.D1" office:value-type="string">
              <text:p text:style-name="P2">Upload Nokia pdf and update news page </text:p>
              <text:p text:style-name="P2">&amp; also add it to home page news</text:p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 gao</meta:initial-creator>
    <meta:creation-date>2014-02-24T14:08:31.32</meta:creation-date>
    <meta:document-statistic meta:table-count="1" meta:image-count="0" meta:object-count="0" meta:page-count="1" meta:paragraph-count="7" meta:word-count="23" meta:character-count="121"/>
    <dc:date>2014-02-24T14:15:59.91</dc:date>
    <dc:creator>vin gao</dc:creator>
    <meta:editing-duration>PT7M31S</meta:editing-duration>
    <meta:editing-cycles>1</meta:editing-cycles>
    <meta:generator>OpenOffice/4.0.1$Win32 OpenOffice.org_project/401m5$Build-9714</meta:generator>
  </office:meta>
</office:document-meta>
</file>